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5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6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7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4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4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5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4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4">O Memória Virtual</text:p>
          </table:table-cell>
          <table:table-cell table:style-name="Table2.B2" office:value-type="string">
            <text:p text:style-name="P8">Sistema Web.</text:p>
          </table:table-cell>
        </table:table-row>
        <table:table-row table:style-name="Table2.1">
          <table:table-cell table:style-name="Table2.A2" office:value-type="string">
            <text:p text:style-name="P14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4">Diferente de</text:p>
          </table:table-cell>
          <table:table-cell table:style-name="Table2.B2" office:value-type="string">
            <text:p text:style-name="P12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4">Nosso produto</text:p>
          </table:table-cell>
          <table:table-cell table:style-name="Table2.B6" office:value-type="string">
            <text:p text:style-name="P13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6"/>
          </table:table-cell>
          <table:table-cell table:style-name="Table3.C1" office:value-type="string">
            <text:p text:style-name="P17">Definir as necessidades que o Sitema deve 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Loggin da administração</text:p>
          </table:table-cell>
          <table:table-cell table:style-name="Tabela1.B3" office:value-type="string">
            <text:p text:style-name="P9">Para entrar no sistema o usuário (administrador, gerente, revisor, catalogador) deve colocar o seu loggin e sua senha, para entrar em seu nível de acesso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usuário (administrador, gerente, revisor, catalogador) , após logar no sistema, pode visualizar/acessar todos os bens catalogados através de link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.</text:p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B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campo texto de busca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com uma imagem e uma breve descrição do bem.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o bem e sua descrição , porém não é dada a permissão de exclusão ou edição dos dados daquele bem para o usuário comu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B3" office:value-type="string">
            <text:p text:style-name="P9">O gerente do sistema pode gerar relatórios do sistema, bens que foram catalogados, usuários que foram cadastrados,etc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ará disponível 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8T17:51:06.68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3-18T17:51:06.61</dc:date>
    <meta:print-date>2001-03-15T14:26:00</meta:print-date>
    <meta:editing-cycles>63</meta:editing-cycles>
    <meta:editing-duration>PT577H50M03S</meta:editing-duration>
    <meta:document-statistic meta:table-count="7" meta:image-count="0" meta:object-count="0" meta:page-count="3" meta:paragraph-count="83" meta:word-count="784" meta:character-count="5098"/>
    <meta:user-defined meta:name="Company">&lt;Company Name&gt;</meta:user-defined>
    <meta:user-defined meta:name="Info 1"/>
    <meta:user-defined meta:name="Info 2"/>
    <meta:user-defined meta:name="Info 3"/>
  </office:meta>
</office:document-meta>
</file>